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font-name="Arial" officeooo:rsid="001acd50"/>
    </style:style>
    <style:style style:name="T2" style:family="text">
      <style:text-properties officeooo:rsid="001acd50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Cargar</text:span><text:span text:style-name="T1"> Proyec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09T17:27:20.847987374</dc:date>
    <meta:editing-duration>PT2M31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4"/>
    <meta:generator>LibreOffice/5.1.4.2$Linux_X86_64 LibreOffice_project/10m0$Build-2</meta:generator>
  </office:meta>
</office:document-meta>
</file>